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1.0346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2" style:family="table-cell" style:parent-style-name="Default">
      <style:table-cell-properties fo:border-bottom="none" fo:border-left="none" fo:border-right="0.51pt solid #000000" fo:border-top="0.51pt solid #000000"/>
    </style:style>
    <style:style style:name="ce13" style:family="table-cell" style:parent-style-name="Default">
      <style:table-cell-properties fo:border-bottom="none" fo:border-left="none" fo:border-right="0.51pt solid #000000" fo:border-top="none"/>
    </style:style>
    <style:style style:name="ce14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7" style:family="table-cell" style:parent-style-name="Default">
      <style:table-cell-properties fo:border-bottom="none" fo:border-left="0.51pt solid #000000" fo:border-right="0.51pt solid #000000" fo:border-top="none"/>
    </style:style>
    <style:style style:name="ce18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6666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  <style:text-properties style:use-window-font-color="true"/>
    </style:style>
    <style:style style:name="ce31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fo:color="#009900"/>
    </style:style>
    <style:style style:name="ce57" style:family="table-cell" style:parent-style-name="Default">
      <style:text-properties fo:color="#cc0000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35" style:family="table-cell" style:parent-style-name="Default">
      <style:table-cell-properties fo:border-bottom="none" fo:border-left="0.51pt solid #000000" fo:border-right="0.51pt solid #000000" fo:border-top="none"/>
    </style:style>
    <style:style style:name="ce136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13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39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0" style:family="table-cell" style:parent-style-name="Default">
      <style:table-cell-properties fo:border-bottom="none" fo:background-color="#6666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3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  <style:text-properties style:use-window-font-color="true"/>
    </style:style>
    <style:style style:name="ce149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fo:border-bottom="none" fo:border-left="none" fo:border-right="0.06pt solid #000000" fo:border-top="none"/>
    </style:style>
    <style:style style:name="ce162" style:family="table-cell" style:parent-style-name="Default">
      <style:table-cell-properties fo:border-bottom="0.06pt solid #000000" fo:border-left="none" fo:border-right="0.06pt solid #000000" fo:border-top="none"/>
    </style:style>
    <style:style style:name="ce16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</style:style>
    <style:style style:name="ce16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ext-properties fo:color="#009900"/>
    </style:style>
    <style:style style:name="ce175" style:family="table-cell" style:parent-style-name="Default">
      <style:text-properties fo:color="#cc0000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mbed Pinout" table:style-name="ta1">
        <table:table-column table:style-name="co1" table:default-cell-style-name="ce119"/>
        <table:table-column table:style-name="co2" table:default-cell-style-name="ce122"/>
        <table:table-column table:style-name="co3" table:default-cell-style-name="ce126"/>
        <table:table-column table:style-name="co3" table:number-columns-repeated="2" table:default-cell-style-name="Default"/>
        <table:table-column table:style-name="co4" table:default-cell-style-name="ce122"/>
        <table:table-column table:style-name="co5" table:default-cell-style-name="ce122"/>
        <table:table-column table:style-name="co5" table:number-columns-repeated="2" table:default-cell-style-name="Default"/>
        <table:table-column table:style-name="co6" table:default-cell-style-name="ce119"/>
        <table:table-column table:style-name="co7" table:default-cell-style-name="ce119"/>
        <table:table-column table:style-name="co8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9" table:default-cell-style-name="ce126"/>
        <table:table-row table:style-name="ro1">
          <table:table-cell table:number-columns-repeated="8"/>
          <table:table-cell table:style-name="ce14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2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22"/>
          <table:table-cell table:style-name="ce126"/>
          <table:table-cell/>
          <table:table-cell table:style-name="ce123" office:value-type="string" calcext:value-type="string">
            <text:p>MCU</text:p>
          </table:table-cell>
          <table:table-cell table:style-name="ce123" office:value-type="string" calcext:value-type="string">
            <text:p>mbed</text:p>
          </table:table-cell>
          <table:table-cell table:style-name="ce14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bed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3"/>
          <table:table-cell office:value-type="string" calcext:value-type="string">
            <text:p>PC11</text:p>
          </table:table-cell>
          <table:table-cell table:number-columns-repeated="3"/>
          <table:table-cell table:style-name="Default"/>
          <table:table-cell table:style-name="ce122"/>
          <table:table-cell office:value-type="string" calcext:value-type="string">
            <text:p>PC9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3"/>
          <table:table-cell office:value-type="string" calcext:value-type="string">
            <text:p>PD2</text:p>
          </table:table-cell>
          <table:table-cell table:number-columns-repeated="3"/>
          <table:table-cell table:style-name="Default"/>
          <table:table-cell table:style-name="ce138" office:value-type="string" calcext:value-type="string">
            <text:p>Pass Thru</text:p>
          </table:table-cell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3"/>
          <table:table-cell table:style-name="ce137" office:value-type="string" calcext:value-type="string">
            <text:p>E5V</text:p>
          </table:table-cell>
          <table:table-cell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3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table:style-name="ce137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34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38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1" office:value-type="string" calcext:value-type="string">
            <text:p>GND</text:p>
          </table:table-cell>
          <table:table-cell table:style-name="ce12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ce146" office:value-type="string" calcext:value-type="string">
            <text:p>Green LED</text:p>
          </table:table-cell>
          <table:table-cell table:style-name="ce148" office:value-type="string" calcext:value-type="string">
            <text:p>SPI1_SCK</text:p>
          </table:table-cell>
          <table:table-cell table:style-name="ce151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2">
          <table:table-cell table:style-name="ce121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/>
        </table:table-row>
        <table:table-row table:style-name="ro2">
          <table:table-cell table:style-name="ce121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5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style-name="ce140" office:value-type="string" calcext:value-type="string">
            <text:p>3.3V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5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table:style-name="ce149" office:value-type="string" calcext:value-type="string">
            <text:p>SPI1_NSS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/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35" office:value-type="float" office:value="6" calcext:value-type="float">
            <text:p>6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35" office:value-type="float" office:value="7" calcext:value-type="float">
            <text:p>7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42" office:value-type="string" calcext:value-type="string">
            <text:p>Pass Thru</text:p>
          </table:table-cell>
          <table:table-cell table:style-name="ce152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36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style-name="ce142" office:value-type="string" calcext:value-type="string">
            <text:p>Pass Thru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38" office:value-type="string" calcext:value-type="string">
            <text:p>Pass Thru</text:p>
          </table:table-cell>
          <table:table-cell table:style-name="ce152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3"/>
          <table:table-cell office:value-type="string" calcext:value-type="string">
            <text:p>NC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/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34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143" office:value-type="string" calcext:value-type="string">
            <text:p>nRESET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3</text:p>
          </table:table-cell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2</text:p>
          </table:table-cell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1</text:p>
          </table:table-cell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0</text:p>
          </table:table-cell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5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139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TX / STLINK)</text:p>
          </table:table-cell>
          <table:table-cell table:style-name="ce139" office:value-type="string" calcext:value-type="string">
            <text:p>Pass Thru</text:p>
          </table:table-cell>
          <table:table-cell table:style-name="ce151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36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142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RX / STLINK</text:p>
          </table:table-cell>
          <table:table-cell table:style-name="ce142" office:value-type="string" calcext:value-type="string">
            <text:p>Pass Thru</text:p>
          </table:table-cell>
          <table:table-cell table:style-name="ce151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5"/>
        </table:table-row>
        <table:table-row table:style-name="ro2" table:number-rows-repeated="104854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dafruit Pinout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6"/>
        <table:table-column table:style-name="co3" table:number-columns-repeated="2" table:default-cell-style-name="Default"/>
        <table:table-column table:style-name="co4" table:default-cell-style-name="ce122"/>
        <table:table-column table:style-name="co5" table:number-columns-repeated="2" table:default-cell-style-name="Default"/>
        <table:table-column table:style-name="co10" table:default-cell-style-name="ce119"/>
        <table:table-column table:style-name="co2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9" table:default-cell-style-name="ce126"/>
        <table:table-row table:style-name="ro2">
          <table:table-cell table:number-columns-repeated="15"/>
        </table:table-row>
        <table:table-row table:style-name="ro1">
          <table:table-cell table:number-columns-repeated="7"/>
          <table:table-cell table:style-name="ce145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33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33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16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33"/>
          <table:table-cell table:style-name="ce13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169" office:value-type="float" office:value="9" calcext:value-type="float">
            <text:p>9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3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ce137" office:value-type="string" calcext:value-type="string">
            <text:p>AVDD</text:p>
          </table:table-cell>
          <table:table-cell table:style-name="ce169" office:value-type="float" office:value="8" calcext:value-type="float">
            <text:p>8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25" office:value-type="string" calcext:value-type="string">
            <text:p>GND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4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6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156" office:value-type="string" calcext:value-type="string">
            <text:p>SPI2_INT (GPIO)</text:p>
          </table:table-cell>
        </table:table-row>
        <table:table-row table:style-name="ro2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167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156" office:value-type="string" calcext:value-type="string">
            <text:p>SPI2_RST (GPIO)</text:p>
          </table:table-cell>
        </table:table-row>
        <table:table-row table:style-name="ro2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4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7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156" office:value-type="string" calcext:value-type="string">
            <text:p>SPI2_CS (GPIO)</text:p>
          </table:table-cell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4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156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4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table:style-name="ce164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52" office:value-type="string" calcext:value-type="string">
            <text:p>PA9</text:p>
          </table:table-cell>
          <table:table-cell table:style-name="ce170" office:value-type="float" office:value="1" calcext:value-type="float">
            <text:p>1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5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52" office:value-type="string" calcext:value-type="string">
            <text:p>PA8</text:p>
          </table:table-cell>
          <table:table-cell table:style-name="ce168" office:value-type="float" office:value="8" calcext:value-type="float">
            <text:p>8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33"/>
          <table:table-cell office:value-type="string" calcext:value-type="string">
            <text:p>NC</text:p>
          </table:table-cell>
          <table:table-cell table:number-columns-repeated="2"/>
          <table:table-cell table:style-name="ce167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156" office:value-type="string" calcext:value-type="string">
            <text:p>SPI2_MOSI</text:p>
          </table:table-cell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156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156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121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121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170" office:value-type="float" office:value="1" calcext:value-type="float">
            <text:p>1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174"/>
        <table:table-column table:style-name="co5" table:default-cell-style-name="Default"/>
        <table:table-row table:style-name="ro1">
          <table:table-cell table:style-name="ce171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144" office:value-type="string" calcext:value-type="string">
            <text:p>Location</text:p>
          </table:table-cell>
          <table:table-cell table:style-name="ce144" office:value-type="string" calcext:value-type="string">
            <text:p>Value</text:p>
          </table:table-cell>
          <table:table-cell/>
        </table:table-row>
        <table:table-row table:style-name="ro2">
          <table:table-cell table:style-name="ce172" office:value-type="string" calcext:value-type="string">
            <text:p>SB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3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4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6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8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10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175" office:value-type="string" calcext:value-type="string">
            <text:p>SB11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176" office:value-type="string" calcext:value-type="string">
            <text:p>SB1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7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0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175" office:value-type="string" calcext:value-type="string">
            <text:p>SB2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3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5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7</text:p>
          </table:table-cell>
          <table:table-cell table:style-name="ce175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21:21:10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19-11-30T22:51:02.915565645</dc:date>
    <meta:editing-duration>P11DT9H51M31S</meta:editing-duration>
    <meta:editing-cycles>89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624" meta:object-count="0"/>
  </office:meta>
</office:document-meta>
</file>